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rnard MT Condensed" svg:font-family="Bernard MT Condensed" style:font-family-generic="roman" style:font-pitch="variable" svg:panose-1="2 5 8 6 6 9 5 2 4 4"/>
    <style:font-face style:name="Verdana" svg:font-family="Verdana" style:font-family-generic="swiss" style:font-pitch="variable" svg:panose-1="2 11 6 4 3 5 4 4 2 4"/>
    <style:font-face style:name="Segoe UI Historic" svg:font-family="Segoe UI Historic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584in"/>
    </style:style>
    <style:style style:name="Table1" style:family="table" style:master-page-name="MP0">
      <style:table-properties style:width="6.584in" fo:margin-left="0in" table:align="left"/>
    </style:style>
    <style:style style:name="TableRow3" style:family="table-row">
      <style:table-row-properties style:min-row-height="0.184in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5.1333in"/>
    </style:style>
    <style:style style:name="Table6" style:family="table">
      <style:table-properties style:width="5.1333in" fo:margin-left="0.7673in" table:align="left"/>
    </style:style>
    <style:style style:name="TableRow8" style:family="table-row">
      <style:table-row-properties style:min-row-height="0.5777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text-properties style:font-name="Bernard MT Condensed" fo:font-size="28pt" style:font-size-asian="28pt" style:font-size-complex="28pt" fo:language="en" fo:country="US"/>
    </style:style>
    <style:style style:name="TableColumn12" style:family="table-column">
      <style:table-column-properties style:column-width="0.875in"/>
    </style:style>
    <style:style style:name="Table11" style:family="table">
      <style:table-properties style:width="0.875in" fo:margin-left="-0.6805in" table:align="left"/>
    </style:style>
    <style:style style:name="TableRow13" style:family="table-row">
      <style:table-row-properties style:min-row-height="2.1354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TableColumn21" style:family="table-column">
      <style:table-column-properties style:column-width="0.877in"/>
    </style:style>
    <style:style style:name="Table20" style:family="table">
      <style:table-properties style:width="0.877in" fo:margin-left="0in" table:align="left"/>
    </style:style>
    <style:style style:name="TableRow22" style:family="table-row">
      <style:table-row-properties style:min-row-height="2.8006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ro" fo:country="MD"/>
    </style:style>
    <style:style style:name="P26" style:parent-style-name="Normal" style:family="paragraph">
      <style:text-properties fo:language="ro" fo:country="MD"/>
    </style:style>
    <style:style style:name="P27" style:parent-style-name="Normal" style:family="paragraph">
      <style:paragraph-properties fo:margin-bottom="0in"/>
      <style:text-properties text:display="none"/>
    </style:style>
    <style:style style:name="TableColumn29" style:family="table-column">
      <style:table-column-properties style:column-width="1.2388in"/>
    </style:style>
    <style:style style:name="Table28" style:family="table">
      <style:table-properties style:width="1.2388in" fo:margin-left="0in" table:align="left"/>
    </style:style>
    <style:style style:name="TableRow30" style:family="table-row">
      <style:table-row-properties style:min-row-height="1.1354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text-properties fo:language="ro" fo:country="MD"/>
    </style:style>
    <style:style style:name="TableColumn34" style:family="table-column">
      <style:table-column-properties style:column-width="5.0104in"/>
    </style:style>
    <style:style style:name="Table33" style:family="table">
      <style:table-properties style:width="5.0104in" fo:margin-left="0in" table:align="left"/>
    </style:style>
    <style:style style:name="TableRow35" style:family="table-row">
      <style:table-row-properties style:min-row-height="2.9861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top="0.0694in" fo:margin-bottom="0.0694in" fo:background-color="#FFFFFF"/>
      <style:text-properties style:font-name="Bernard MT Condensed" fo:font-size="12pt" style:font-size-asian="12pt" style:font-size-complex="12pt" fo:language="en" fo:country="US"/>
    </style:style>
    <style:style style:name="P38" style:parent-style-name="Normal" style:family="paragraph">
      <style:paragraph-properties fo:text-align="justify" fo:margin-top="0.0694in" fo:margin-bottom="0.0694in" fo:background-color="#FFFFFF"/>
    </style:style>
    <style:style style:name="T39" style:parent-style-name="DefaultParagraphFont" style:family="text">
      <style:text-properties style:font-name="Verdana" style:font-name-asian="Times New Roman" style:font-name-complex="Times New Roman" fo:color="#171717" fo:font-size="11.5pt" style:font-size-asian="11.5pt" style:font-size-complex="11.5pt" fo:language="en" fo:country="DK" style:language-asian="en" style:country-asian="DK"/>
    </style:style>
    <style:style style:name="T40" style:parent-style-name="DefaultParagraphFont" style:family="text">
      <style:text-properties style:font-name="Verdana" style:font-name-asian="Times New Roman" style:font-name-complex="Times New Roman" fo:font-style="italic" style:font-style-asian="italic" style:font-style-complex="italic" fo:color="#171717" fo:font-size="11.5pt" style:font-size-asian="11.5pt" style:font-size-complex="11.5pt" fo:language="en" fo:country="DK" style:language-asian="en" style:country-asian="DK"/>
    </style:style>
    <style:style style:name="T41" style:parent-style-name="DefaultParagraphFont" style:family="text">
      <style:text-properties style:font-name="Verdana" style:font-name-asian="Times New Roman" style:font-name-complex="Times New Roman" fo:color="#171717" fo:font-size="11.5pt" style:font-size-asian="11.5pt" style:font-size-complex="11.5pt" fo:language="en" fo:country="DK" style:language-asian="en" style:country-asian="DK"/>
    </style:style>
    <style:style style:name="T42" style:parent-style-name="DefaultParagraphFont" style:family="text">
      <style:text-properties style:font-name="Verdana" style:font-name-asian="Times New Roman" style:font-name-complex="Times New Roman" fo:color="#171717" fo:font-size="11.5pt" style:font-size-asian="11.5pt" style:font-size-complex="11.5pt" fo:language="ro" fo:country="MD" style:language-asian="en" style:country-asian="DK"/>
    </style:style>
    <style:style style:name="T43" style:parent-style-name="DefaultParagraphFont" style:family="text">
      <style:text-properties style:font-name="Verdana" style:font-name-asian="Times New Roman" style:font-name-complex="Times New Roman" fo:color="#171717" fo:language="en" fo:country="DK" style:language-asian="en" style:country-asian="DK"/>
    </style:style>
    <style:style style:name="T44" style:parent-style-name="DefaultParagraphFont" style:family="text">
      <style:text-properties style:font-name="Verdana" style:font-name-asian="Times New Roman" style:font-name-complex="Times New Roman" fo:color="#171717" fo:language="ro" fo:country="MD" style:language-asian="en" style:country-asian="DK"/>
    </style:style>
    <style:style style:name="T45" style:parent-style-name="DefaultParagraphFont" style:family="text">
      <style:text-properties style:font-name="Verdana" style:font-name-asian="Times New Roman" style:font-name-complex="Times New Roman" fo:color="#171717" fo:language="en" fo:country="DK" style:language-asian="en" style:country-asian="DK"/>
    </style:style>
    <style:style style:name="T46" style:parent-style-name="DefaultParagraphFont" style:family="text">
      <style:text-properties style:font-name="Verdana" style:font-name-asian="Times New Roman" style:font-name-complex="Times New Roman" fo:color="#171717" fo:language="ro" fo:country="MD" style:language-asian="en" style:country-asian="DK"/>
    </style:style>
    <style:style style:name="T47" style:parent-style-name="DefaultParagraphFont" style:family="text">
      <style:text-properties style:font-name="Verdana" style:font-name-asian="Times New Roman" style:font-name-complex="Times New Roman" fo:color="#171717" fo:language="en" fo:country="DK" style:language-asian="en" style:country-asian="DK"/>
    </style:style>
    <style:style style:name="T48" style:parent-style-name="DefaultParagraphFont" style:family="text">
      <style:text-properties style:font-name="Verdana" style:font-name-asian="Times New Roman" style:font-name-complex="Times New Roman" fo:color="#171717" fo:language="ro" fo:country="MD" style:language-asian="en" style:country-asian="DK"/>
    </style:style>
    <style:style style:name="P49" style:parent-style-name="Normal" style:family="paragraph">
      <style:paragraph-properties fo:text-align="justify" fo:margin-top="0.0694in" fo:margin-bottom="0.0694in" fo:background-color="#FFFFFF"/>
    </style:style>
    <style:style style:name="T50" style:parent-style-name="DefaultParagraphFont" style:family="text">
      <style:text-properties style:font-name="Verdana" style:font-name-asian="Times New Roman" style:font-name-complex="Times New Roman" fo:color="#171717" fo:language="en" fo:country="DK" style:language-asian="en" style:country-asian="DK"/>
    </style:style>
    <style:style style:name="T51" style:parent-style-name="DefaultParagraphFont" style:family="text">
      <style:text-properties style:font-name="Verdana" style:font-name-asian="Times New Roman" style:font-name-complex="Times New Roman" fo:color="#171717" fo:language="ro" fo:country="MD" style:language-asian="en" style:country-asian="DK"/>
    </style:style>
    <style:style style:name="T52" style:parent-style-name="DefaultParagraphFont" style:family="text">
      <style:text-properties style:font-name="Verdana" style:font-name-asian="Times New Roman" style:font-name-complex="Times New Roman" fo:color="#171717" fo:language="en" fo:country="DK" style:language-asian="en" style:country-asian="DK"/>
    </style:style>
    <style:style style:name="T53" style:parent-style-name="DefaultParagraphFont" style:family="text">
      <style:text-properties style:font-name="Verdana" style:font-name-asian="Times New Roman" style:font-name-complex="Times New Roman" fo:color="#171717" fo:language="ro" fo:country="MD" style:language-asian="en" style:country-asian="DK"/>
    </style:style>
    <style:style style:name="T54" style:parent-style-name="DefaultParagraphFont" style:family="text">
      <style:text-properties style:font-name="Verdana" style:font-name-asian="Times New Roman" style:font-name-complex="Times New Roman" fo:color="#171717" fo:language="en" fo:country="DK" style:language-asian="en" style:country-asian="DK"/>
    </style:style>
    <style:style style:name="P55" style:parent-style-name="Normal" style:family="paragraph">
      <style:paragraph-properties fo:text-align="justify" fo:margin-top="0.0694in" fo:margin-bottom="0.0694in" fo:line-height="100%" fo:background-color="#FFFFFF"/>
    </style:style>
    <style:style style:name="T56" style:parent-style-name="DefaultParagraphFont" style:family="text">
      <style:text-properties style:font-name="Verdana" style:font-name-asian="Times New Roman" style:font-name-complex="Times New Roman" fo:color="#171717" fo:language="en" fo:country="DK" style:language-asian="en" style:country-asian="DK"/>
    </style:style>
    <style:style style:name="T57" style:parent-style-name="DefaultParagraphFont" style:family="text">
      <style:text-properties style:font-name="Verdana" style:font-name-asian="Times New Roman" style:font-name-complex="Times New Roman" fo:color="#171717" fo:language="ro" fo:country="MD" style:language-asian="en" style:country-asian="DK"/>
    </style:style>
    <style:style style:name="T58" style:parent-style-name="DefaultParagraphFont" style:family="text">
      <style:text-properties style:font-name="Verdana" style:font-name-asian="Times New Roman" style:font-name-complex="Times New Roman" fo:color="#171717" fo:language="en" fo:country="DK" style:language-asian="en" style:country-asian="DK"/>
    </style:style>
    <style:style style:name="T59" style:parent-style-name="DefaultParagraphFont" style:family="text">
      <style:text-properties style:font-name="Verdana" style:font-name-asian="Times New Roman" style:font-name-complex="Times New Roman" fo:color="#171717" fo:language="ro" fo:country="MD" style:language-asian="en" style:country-asian="DK"/>
    </style:style>
    <style:style style:name="T60" style:parent-style-name="DefaultParagraphFont" style:family="text">
      <style:text-properties style:font-name="Verdana" style:font-name-asian="Times New Roman" style:font-name-complex="Times New Roman" fo:color="#171717" fo:language="en" fo:country="DK" style:language-asian="en" style:country-asian="DK"/>
    </style:style>
    <style:style style:name="T61" style:parent-style-name="DefaultParagraphFont" style:family="text">
      <style:text-properties style:font-name="Verdana" style:font-name-asian="Times New Roman" style:font-name-complex="Times New Roman" fo:color="#171717" fo:language="en" fo:country="US" style:language-asian="en" style:country-asian="DK"/>
    </style:style>
    <style:style style:name="P62" style:parent-style-name="Normal" style:family="paragraph">
      <style:text-properties style:font-name="Bernard MT Condensed" fo:font-size="12pt" style:font-size-asian="12pt" style:font-size-complex="12pt" fo:language="en" fo:country="US"/>
    </style:style>
    <style:style style:name="P63" style:parent-style-name="Normal" style:family="paragraph">
      <style:paragraph-properties fo:margin-bottom="0in" fo:line-height="100%" fo:background-color="#E4E6EB"/>
    </style:style>
    <style:style style:name="T64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65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66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67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68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69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70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71" style:parent-style-name="Normal" style:family="paragraph">
      <style:paragraph-properties fo:margin-bottom="0in" fo:line-height="100%" fo:background-color="#E4E6EB"/>
    </style:style>
    <style:style style:name="T72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73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74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75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76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77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78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79" style:parent-style-name="Normal" style:family="paragraph">
      <style:paragraph-properties fo:margin-bottom="0in" fo:line-height="100%" fo:background-color="#E4E6EB"/>
    </style:style>
    <style:style style:name="T80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81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82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83" style:parent-style-name="Normal" style:family="paragraph">
      <style:paragraph-properties fo:margin-bottom="0in" fo:line-height="100%" fo:background-color="#E4E6EB"/>
    </style:style>
    <style:style style:name="T84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85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86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87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88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89" style:parent-style-name="Normal" style:family="paragraph">
      <style:paragraph-properties fo:margin-bottom="0in" fo:line-height="100%" fo:background-color="#E4E6EB"/>
    </style:style>
    <style:style style:name="T90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91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92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93" style:parent-style-name="Normal" style:family="paragraph">
      <style:paragraph-properties fo:margin-bottom="0in" fo:line-height="100%" fo:background-color="#E4E6EB"/>
    </style:style>
    <style:style style:name="T94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95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96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97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98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99" style:parent-style-name="Normal" style:family="paragraph">
      <style:paragraph-properties fo:margin-bottom="0in" fo:line-height="100%" fo:background-color="#E4E6EB"/>
    </style:style>
    <style:style style:name="T100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01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02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03" style:parent-style-name="Normal" style:family="paragraph">
      <style:paragraph-properties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04" style:parent-style-name="Normal" style:family="paragraph">
      <style:paragraph-properties fo:margin-bottom="0in" fo:line-height="100%" fo:background-color="#E4E6EB"/>
    </style:style>
    <style:style style:name="T105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06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07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08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09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10" style:parent-style-name="Normal" style:family="paragraph">
      <style:paragraph-properties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11" style:parent-style-name="Normal" style:family="paragraph">
      <style:paragraph-properties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12" style:parent-style-name="Normal" style:family="paragraph">
      <style:paragraph-properties fo:margin-bottom="0in" fo:line-height="100%" fo:background-color="#E4E6EB"/>
    </style:style>
    <style:style style:name="T113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14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15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16" style:parent-style-name="Normal" style:family="paragraph">
      <style:paragraph-properties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17" style:parent-style-name="Normal" style:family="paragraph">
      <style:paragraph-properties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18" style:parent-style-name="Normal" style:family="paragraph">
      <style:paragraph-properties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19" style:parent-style-name="Normal" style:family="paragraph">
      <style:paragraph-properties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20" style:parent-style-name="Normal" style:family="paragraph">
      <style:paragraph-properties fo:margin-bottom="0in" fo:line-height="100%" fo:background-color="#E4E6EB"/>
    </style:style>
    <style:style style:name="T121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22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23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24" style:parent-style-name="Normal" style:family="paragraph">
      <style:paragraph-properties fo:margin-bottom="0in" fo:line-height="100%" fo:background-color="#E4E6EB"/>
    </style:style>
    <style:style style:name="T125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26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27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28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29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30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31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32" style:parent-style-name="Normal" style:family="paragraph">
      <style:paragraph-properties fo:margin-bottom="0in" fo:line-height="100%" fo:background-color="#E4E6EB"/>
    </style:style>
    <style:style style:name="T133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34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35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36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37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38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39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40" style:parent-style-name="Normal" style:family="paragraph">
      <style:paragraph-properties fo:margin-bottom="0in" fo:line-height="100%" fo:background-color="#E4E6EB"/>
    </style:style>
    <style:style style:name="T141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42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43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44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45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P146" style:parent-style-name="Normal" style:family="paragraph">
      <style:paragraph-properties fo:margin-bottom="0in" fo:line-height="100%" fo:background-color="#E4E6EB"/>
    </style:style>
    <style:style style:name="T147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  <style:style style:name="T148" style:parent-style-name="DefaultParagraphFont" style:family="text">
      <style:text-properties style:font-name="Calibri" style:font-name-asian="Times New Roman" style:font-name-complex="Calibri" fo:color="#050505" fo:font-size="11.5pt" style:font-size-asian="11.5pt" style:font-size-complex="11.5pt" fo:language="en" fo:country="DK" style:language-asian="en" style:country-asian="DK"/>
    </style:style>
    <style:style style:name="T149" style:parent-style-name="DefaultParagraphFont" style:family="text">
      <style:text-properties style:font-name="Segoe UI Historic" style:font-name-asian="Times New Roman" style:font-name-complex="Segoe UI Historic" fo:color="#050505" fo:font-size="11.5pt" style:font-size-asian="11.5pt" style:font-size-complex="11.5pt" fo:language="en" fo:country="DK" style:language-asian="en" style:country-asian="DK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www.trueliteratura.com</text:p>
          </table:table-cell>
        </table:table-row>
      </table:table>
      <text:p text:style-name="Normal"/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><text:s/><text:s text:c="3"/>Literatura este Utopia mea.</text:p>
          </table:table-cell>
        </table:table-row>
      </table:table>
      <text:p text:style-name="Normal"/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<text:s text:c="2"/>MENIU<text:s/></text:p>
            <text:p text:style-name="P16">Poezii</text:p>
            <text:p text:style-name="P17">Citate</text:p>
            <text:p text:style-name="P18">Idei</text:p>
            <text:p text:style-name="P19">Texte preluate de la autori populari</text:p>
          </table:table-cell>
        </table:table-row>
      </table:table>
      <text:p text:style-name="Normal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Normal"><text:span text:style-name="T24">,,Ceea ce este minunat in literatura mare este este ca transforma omul care o citeste ,inaltandu-l catre conditia celui care a scris-o</text:span><text:span text:style-name="T25">-E.M.Forster</text:span></text:p>
            <text:p text:style-name="P26"/>
          </table:table-cell>
        </table:table-row>
      </table:table>
      <text:p text:style-name="P27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P32">Coroana literaturii este poezia- William Somerset Maugham<text:s/></text:p>
          </table:table-cell>
        </table:table-row>
      </table:table>
      <text:p text:style-name="Normal"/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Ce este literatura , la ce ne foloseste si cum putem sa o dezvoltam .Sunt doar cateva dintre<text:s/>intrebarile pe care le voi raspnde aici .</text:p>
            <text:p text:style-name="P38"><text:span text:style-name="T39">Prin </text:span><text:span text:style-name="T40">literatura </text:span><text:span text:style-name="T41">se intelege, in sens larg, totalitatea operelor scrise sau</text:span><text:span text:style-name="T42"><text:s/></text:span><text:span text:style-name="T43">orale, care indeplinesc o functie artistica. Literatura, asadar, se integreaza in</text:span><text:span text:style-name="T44"><text:s/></text:span><text:span text:style-name="T45">domeniul vast al artelor, alaturi de pictura, sculptura, muzica, arhitectura,</text:span><text:span text:style-name="T46"><text:s/></text:span><text:span text:style-name="T47">dans etc</text:span><text:span text:style-name="T48">.</text:span></text:p>
            <text:p text:style-name="P49"><text:span text:style-name="T50"><text:s/>Ele se disting prin materialul in care se intrupeaza opera de arta:</text:span><text:span text:style-name="T51"><text:s/></text:span><text:span text:style-name="T52">materialul picturii sunt culorile; materialul sculpturii sunt piatra, bronzul,</text:span><text:span text:style-name="T53"><text:s/></text:span><text:span text:style-name="T54">lemnul; materialul muzicii sunt sunetele; materialul literaturii este limba.</text:span></text:p>
            <text:p text:style-name="P55"><text:span text:style-name="T56">Desi urmaresc acelasi scop, emotia estetica, intre arte sunt mari deosebiri</text:span><text:span text:style-name="T57"><text:s/></text:span><text:span text:style-name="T58">,</text:span><text:span text:style-name="T59"><text:s/></text:span><text:span text:style-name="T60">impuse de limitele in care se exerseaza</text:span><text:span text:style-name="T61">.</text:span></text:p>
            <text:p text:style-name="P62"/>
          </table:table-cell>
        </table:table-row>
      </table:table>
      <text:p text:style-name="P63"><text:span text:style-name="T64">1.Selecta</text:span><text:span text:style-name="T65">ț</text:span><text:span text:style-name="T66">io tema pentru care a</text:span><text:span text:style-name="T67">ț</text:span><text:span text:style-name="T68">i vrea sa crea</text:span><text:span text:style-name="T69">ț</text:span><text:span text:style-name="T70">i un site ;<text:s/></text:span></text:p>
      <text:p text:style-name="P71"><text:span text:style-name="T72">Ca tema eu as alege sa vorbesc despre literatura , un loc unde sa scriu ceea ce simt<text:s/></text:span><text:span text:style-name="T73">ș</text:span><text:span text:style-name="T74">i ce gândesc<text:s/></text:span><text:span text:style-name="T75">ș</text:span><text:span text:style-name="T76">i sa transmit energia pozitiv</text:span><text:span text:style-name="T77">ă</text:span><text:span text:style-name="T78"><text:s/>.<text:s/></text:span></text:p>
      <text:p text:style-name="P79"><text:span text:style-name="T80">2.Indentificati publicul<text:s/></text:span><text:span text:style-name="T81">ț</text:span><text:span text:style-name="T82">inta ;<text:s/></text:span></text:p>
      <text:p text:style-name="P83"><text:span text:style-name="T84">Publicul meu ar fi toate personale care doresc sa citeasc</text:span><text:span text:style-name="T85">ă</text:span><text:span text:style-name="T86"><text:s/>ceva interesant<text:s/></text:span><text:span text:style-name="T87">ș</text:span><text:span text:style-name="T88">i pozitiv.<text:s/></text:span></text:p>
      <text:p text:style-name="P89"><text:span text:style-name="T90">3.Stabili</text:span><text:span text:style-name="T91">ț</text:span><text:span text:style-name="T92">i scopul site-ului ;<text:s/></text:span></text:p>
      <text:p text:style-name="P93"><text:span text:style-name="T94">Scopul ar fi acela de a avea un loc unde sa pot fi g</text:span><text:span text:style-name="T95">ă</text:span><text:span text:style-name="T96">sit</text:span><text:span text:style-name="T97">ă</text:span><text:span text:style-name="T98">, cunoscuta. Site-ul ar fi locul în care viziunea mea, ideile mele sunt transformate din idei private în idei publice<text:s/></text:span></text:p>
      <text:p text:style-name="P99"><text:span text:style-name="T100">4.Stabili</text:span><text:span text:style-name="T101">ț</text:span><text:span text:style-name="T102">i obiectivele principale ;<text:s/></text:span></text:p>
      <text:p text:style-name="P103">Obiectivele principale sunt de a le transmite oamenilor ceva frumos prin ceea ce am sa postez .<text:s/></text:p>
      <text:p text:style-name="P104"><text:span text:style-name="T105">5.Divizati informa</text:span><text:span text:style-name="T106">ț</text:span><text:span text:style-name="T107">iile in unit</text:span><text:span text:style-name="T108">ăț</text:span><text:span text:style-name="T109">i logice ;<text:s/></text:span></text:p>
      <text:p text:style-name="P110">•Poezii<text:s/></text:p>
      <text:p text:style-name="P111">•Citate<text:s/></text:p>
      <text:p text:style-name="P112"><text:span text:style-name="T113">•Propriile mele crea</text:span><text:span text:style-name="T114">ț</text:span><text:span text:style-name="T115">ii literare<text:s/></text:span></text:p>
      <text:p text:style-name="P116">•Texte preluate<text:s/></text:p>
      <text:p text:style-name="P117">•.....<text:s/></text:p>
      <text:p text:style-name="P118">•Idei<text:s/></text:p>
      <text:p text:style-name="P119">•Sfaturi<text:s/></text:p>
      <text:p text:style-name="P120"><text:span text:style-name="T121">6.Stabili</text:span><text:span text:style-name="T122">ț</text:span><text:span text:style-name="T123">i ierarhia modulelor ;<text:s/></text:span></text:p>
      <text:soft-page-break/>
      <text:p text:style-name="P124"><text:span text:style-name="T125">Ierarhia modulelor persoanele cointeresate de site-ul meu , o vor g</text:span><text:span text:style-name="T126">ă</text:span><text:span text:style-name="T127">si atunci când vor intra ,<text:s/></text:span><text:span text:style-name="T128">ș</text:span><text:span text:style-name="T129">i vor alege din meniu ceea ce vor la moment sa citeasc</text:span><text:span text:style-name="T130">ă</text:span><text:span text:style-name="T131"><text:s/>.<text:s/></text:span></text:p>
      <text:p text:style-name="P132"><text:span text:style-name="T133">7.Crea</text:span><text:span text:style-name="T134">ț</text:span><text:span text:style-name="T135">i rela</text:span><text:span text:style-name="T136">ț</text:span><text:span text:style-name="T137">ii între unit</text:span><text:span text:style-name="T138">ăț</text:span><text:span text:style-name="T139">i logice ;<text:s/></text:span></text:p>
      <text:p text:style-name="P140"><text:span text:style-name="T141">Totul va avea sens atunci când persoanele vor accesa contul . De la început când vor intra<text:s/></text:span><text:span text:style-name="T142">ș</text:span><text:span text:style-name="T143">i voi vedea meniul cu fel de fel de texte literare pana la sec</text:span><text:span text:style-name="T144">ț</text:span><text:span text:style-name="T145">iunea cu comentarii .<text:s/></text:span></text:p>
      <text:p text:style-name="P146"><text:span text:style-name="T147">8.Elabora</text:span><text:span text:style-name="T148">ț</text:span><text:span text:style-name="T149">i structura site-ului /site map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rnard MT Condensed" svg:font-family="Bernard MT Condensed" style:font-family-generic="roman" style:font-pitch="variable" svg:panose-1="2 5 8 6 6 9 5 2 4 4"/>
    <style:font-face style:name="Verdana" svg:font-family="Verdana" style:font-family-generic="swiss" style:font-pitch="variable" svg:panose-1="2 11 6 4 3 5 4 4 2 4"/>
    <style:font-face style:name="Segoe UI Historic" svg:font-family="Segoe UI Historic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itacika</meta:initial-creator>
    <dc:creator>Lauritacika</dc:creator>
    <meta:creation-date>2020-05-09T19:25:00Z</meta:creation-date>
    <dc:date>2020-05-09T20:45:00Z</dc:date>
    <meta:template xlink:href="Normal" xlink:type="simple"/>
    <meta:editing-cycles>1</meta:editing-cycles>
    <meta:editing-duration>PT4800S</meta:editing-duration>
    <meta:document-statistic meta:page-count="2" meta:paragraph-count="4" meta:word-count="345" meta:character-count="2308" meta:row-count="16" meta:non-whitespace-character-count="1967"/>
  </office:meta>
</office:document-meta>
</file>